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text-properties style:font-name="Times New Roman" fo:font-size="12pt" style:font-size-asian="12pt" style:font-size-complex="12pt"/>
    </style:style>
    <style:style style:name="P4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Times New Roman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Times New Roman"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elenium Grid:</text:p>
      <text:p text:style-name="Standard"/>
      <text:p text:style-name="Standard">start the hub: (linux)</text:p>
      <text:p text:style-name="Standard"/>
      <text:p text:style-name="Standard">java -jar selenium-server-standalone-2.44.0.jar <text:s/>-role hub</text:p>
      <text:p text:style-name="Standard"/>
      <text:p text:style-name="Standard">start 1st node on linux:</text:p>
      <text:p text:style-name="Standard"/>
      <text:p text:style-name="Standard">java -jar selenium-server-standalone-2.44.0.jar -role node \</text:p>
      <text:p text:style-name="Standard">-hub <text:a xlink:type="simple" xlink:href="http://localhost:4444/grid/register">http://localhost:4444/grid/register</text:a> <text:s/>\</text:p>
      <text:p text:style-name="Standard">-browser browserName=firefox, platform = LINUX \</text:p>
      <text:p text:style-name="Standard">-browser browserName=chrome, platform =LINUX</text:p>
      <text:p text:style-name="Standard"/>
      <text:p text:style-name="Standard"/>
      <text:p text:style-name="Standard"/>
      <text:p text:style-name="Standard"/>
      <text:p text:style-name="Standard"/>
      <text:p text:style-name="Standard">Start 2nd node on MAC</text:p>
      <text:p text:style-name="P1"/>
      <text:p text:style-name="Standard"><text:span text:style-name="Source_20_Text"><text:span text:style-name="T2">java -jar selenium-server-standalone-2.44.0.jar -role node \</text:span></text:span></text:p>
      <text:p text:style-name="P3">-hub http://172.24.50.130:4444/grid/regsiter \</text:p>
      <text:p text:style-name="Standard"><text:span text:style-name="Source_20_Text"><text:span text:style-name="T2">-browser browserName=firefox,platform=MAC \</text:span></text:span></text:p>
      <text:p text:style-name="Standard"><text:span text:style-name="Source_20_Text"><text:span text:style-name="T2">-browser browserName=chrome,platform=MAC \</text:span></text:span></text:p>
      <text:p text:style-name="Standard"><text:span text:style-name="Source_20_Text"><text:span text:style-name="T2">-remoteHost 192.168.178.24:5556 \</text:span></text:span></text:p>
      <text:p text:style-name="P1"/>
      <text:p text:style-name="P1"/>
      <text:p text:style-name="P4">Solution:</text:p>
      <text:p text:style-name="P1"/>
      <text:p text:style-name="P1">java -jar selenium-server-standalone-2.44.0.jar -role node \<text:line-break/>-hub http://<text:span text:style-name="T1">172.24.50.130 :</text:span>4444/grid/regsiter -port 5556 \<text:line-break/>-browser browserName=firefox,platform=MAC \<text:line-break/>-browser browserName=chrome,platform=MAC \<text:line-break/>-remoteHost http://<text:span text:style-name="Source_20_Text"><text:span text:style-name="T2">192.168.178.24</text:span></text:span>:5556 \<text:line-break/></text:p>
      <text:p text:style-name="P4"/>
      <text:p text:style-name="P1"/>
      <text:p text:style-name="P1"/>
      <text:p text:style-name="P1"/>
      <text:p text:style-name="P1">/*java -jar selenium-server-standalone-2.44.0.jar -role node \</text:p>
      <text:p text:style-name="P1">-hub <text:span text:style-name="T1">http://172.24.50.130:4444/grid/regsiter </text:span>-maxSession 10 \</text:p>
      <text:p text:style-name="P1">-browser browserName=firefox,maxInstances=10 \</text:p>
      <text:p text:style-name="P1"><text:span text:style-name="Source_20_Text"><text:span text:style-name="T2">-remoteHost 192.168.178.24:5556 \ */</text:span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>Problems registering nodes:</text:span></text:span></text:p>
      <text:p text:style-name="P1"><text:span text:style-name="Source_20_Text"><text:span text:style-name="T2">----------------------------------</text:span></text:span></text:p>
      <text:p text:style-name="P1"><text:span text:style-name="Source_20_Text"><text:span text:style-name="T2"/></text:span></text:p>
      <text:p text:style-name="P1"><text:span text:style-name="Source_20_Text"><text:span text:style-name="T2">20:28:37.139 INFO - Registering the node to hub :http://172.24.50.130:4444/grid/register </text:span></text:span></text:p>
      <text:p text:style-name="P1"><text:soft-page-break/><text:span text:style-name="Source_20_Text"><text:span text:style-name="T2">20:28:37.153 INFO - couldn't register this node : Error sending the registration request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roid Sans Mono" style:font-name-asian="Droid Sans Fallback1" style:font-name-complex="Lohit Hindi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nesh dontha</meta:initial-creator>
    <meta:creation-date>2015-02-20T17:39:32</meta:creation-date>
    <dc:date>2015-02-21T13:13:22</dc:date>
    <dc:creator>dinesh dontha</dc:creator>
    <meta:editing-duration>PT2H47M48S</meta:editing-duration>
    <meta:editing-cycles>28</meta:editing-cycles>
    <meta:generator>LibreOffice/3.5$Linux_X86_64 LibreOffice_project/350m1$Build-2</meta:generator>
    <meta:document-statistic meta:table-count="0" meta:image-count="0" meta:object-count="0" meta:page-count="2" meta:paragraph-count="24" meta:word-count="124" meta:character-count="1259" meta:non-whitespace-character-count="1155"/>
  </office:meta>
</office:document-meta>
</file>